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fde" draw:textarea-horizontal-align="center" draw:textarea-vertical-align="middle" draw:shadow="hidden"/>
    </style:style>
    <style:style style:name="gr2" style:family="graphic" style:parent-style-name="standard">
      <style:graphic-properties draw:stroke="none" draw:fill="gradient" draw:fill-gradient-name="Gradient_5f_0" draw:opacity-name="Transparency_5f_0" draw:shadow="hidden"/>
    </style:style>
    <style:style style:name="gr3" style:family="graphic" style:parent-style-name="standard">
      <style:graphic-properties draw:stroke="none" draw:fill="gradient" draw:fill-gradient-name="Gradient_5f_0" draw:shadow="hidden"/>
    </style:style>
    <style:style style:name="P1" style:family="paragraph">
      <loext:graphic-properties draw:fill="solid" draw:fill-color="#dddfde"/>
      <style:paragraph-properties fo:text-align="center"/>
    </style:style>
    <style:style style:name="P2" style:family="paragraph">
      <loext:graphic-properties draw:fill="gradient" draw:fill-gradient-name="Gradient_5f_0" draw:opacity-name="Transparency_5f_0"/>
    </style:style>
    <style:style style:name="P3" style:family="paragraph">
      <loext:graphic-properties draw:fill="gradient" draw:fill-gradient-name="Gradient_5f_0"/>
    </style:style>
  </office:automatic-styles>
  <office:body>
    <office:drawing>
      <draw:page draw:name="page1" draw:style-name="dp1" draw:master-page-name="PM0">
        <draw:line draw:style-name="gr1" draw:text-style-name="P1" draw:layer="layout" svg:x1="-0.008cm" svg:y1="0.008cm" svg:x2="-0.008cm" svg:y2="20.009cm">
          <text:p/>
        </draw:line>
        <draw:line draw:style-name="gr1" draw:text-style-name="P1" draw:layer="layout" svg:x1="-0.008cm" svg:y1="20.009cm" svg:x2="19.993cm" svg:y2="20.009cm">
          <text:p/>
        </draw:line>
        <draw:line draw:style-name="gr1" draw:text-style-name="P1" draw:layer="layout" svg:x1="19.993cm" svg:y1="20.009cm" svg:x2="19.993cm" svg:y2="0.008cm">
          <text:p/>
        </draw:line>
        <draw:line draw:style-name="gr1" draw:text-style-name="P1" draw:layer="layout" svg:x1="19.993cm" svg:y1="0.008cm" svg:x2="-0.008cm" svg:y2="0.008cm">
          <text:p/>
        </draw:line>
        <draw:g>
          <draw:path draw:style-name="gr2" draw:text-style-name="P2" draw:layer="layout" svg:width="6.783cm" svg:height="0.339cm" svg:x="6.601cm" svg:y="12.743cm" svg:viewBox="0 0 6784 340" svg:d="M178 199c15 4 28 12 36 23 9 12 14 26 14 43 0 23-9 41-26 53-18 12-43 19-76 19h-126v-267h118c31 0 54 6 71 19 16 12 25 28 25 50 0 14-4 26-10 37-7 10-15 18-26 23zM178 199zM37 101v86h78c20 0 34-4 45-11 10-8 16-19 16-33 0-13-6-24-16-31-11-7-25-11-45-11zM37 101zM125 306c21 0 37-4 48-11s16-18 16-33c0-30-21-44-64-44h-88v88zM125 306zM405 70h38v267h-38zM405 70zM760 340c-27 0-51-6-72-18-22-12-39-28-51-49-12-20-18-43-18-69s6-50 18-70c12-21 29-37 51-49 21-12 45-18 72-18s51 6 72 18c22 12 38 28 50 48 13 21 19 45 19 71s-6 49-19 70c-12 20-28 36-50 48-21 12-45 18-72 18zM760 340zM760 306c20 0 37-4 53-13 15-9 27-21 36-37 9-15 14-33 14-52s-5-38-14-53c-9-16-21-28-36-37-16-9-33-13-53-13-19 0-37 4-53 13s-28 21-37 37c-9 15-13 34-13 53s4 37 13 52c9 16 21 28 37 37s34 13 53 13zM760 306zM1323 337l-1-195-95 162h-18l-96-161v194h-36v-267h31l111 188 109-188h31v267zM1323 337zM1750 304v33h-193v-267h187v33h-149v83h133v32h-133v86zM1750 304zM1929 70h112c28 0 53 6 75 17 21 11 38 27 50 47s18 44 18 70-6 49-18 69-29 36-50 47c-22 11-47 17-75 17h-112zM1929 70zM2039 304c21 0 40-5 56-13 17-8 29-20 38-35s13-32 13-52-4-38-13-53-21-27-38-35c-16-9-35-13-56-13h-72v201zM2039 304zM2360 70h38v267h-38zM2360 70zM2715 340c-27 0-51-6-72-18s-38-28-50-48c-12-21-18-44-18-70s6-50 18-71c12-20 29-36 50-48 22-12 46-18 72-18 21 0 40 4 57 11s32 17 44 31l-25 24c-20-21-44-32-74-32-20 0-38 4-54 13s-28 21-37 37c-9 15-14 34-14 53s5 37 14 52c9 16 21 28 37 37s34 13 54 13c29 0 54-11 74-32l25 24c-12 14-27 24-44 31s-36 11-57 11zM2715 340zM2988 70h38v267h-38zM2988 70zM3453 70v267h-31l-160-199v199h-38v-267h31l160 199v-199zM3453 70zM3820 270h-141l-29 67h-39l120-267h38l120 267h-40zM3820 270zM3807 240l-57-131-58 131zM3807 240zM4341 304v33h-192v-267h187v33h-149v83h133v32h-133v86zM4341 304zM4598 340c-20 0-39-3-58-10-18-6-33-14-43-24l14-29c10 9 23 16 38 22 16 6 32 8 49 8 22 0 39-3 49-11 11-7 17-17 17-29 0-10-3-17-9-23-6-5-13-10-22-13s-21-6-37-10c-20-5-36-10-48-14-13-5-23-13-32-23s-13-24-13-41c0-14 4-27 11-38 8-12 19-21 34-27 15-7 34-11 57-11 15 0 31 2 46 6s28 10 39 18l-13 30c-11-7-23-12-35-16-13-4-25-5-37-5-22 0-38 3-49 11-10 8-16 18-16 31 0 9 3 16 9 22 6 5 14 11 23 14s21 7 36 10c20 5 36 10 48 14 13 5 23 13 32 22 8 10 13 24 13 40 0 14-4 27-12 38-7 12-19 21-34 28-15 6-34 10-57 10zM4598 340zM4923 103h-91v-33h220v33h-91v234h-38zM4923 103zM5404 304v33h-193v-267h188v33h-150v83h133v32h-133v86zM5404 304zM5328 0h47l-64 49h-34zM5328 0zM5636 103h-91v-33h220v33h-91v234h-38zM5636 103zM5924 70h38v267h-38zM5924 70zM6278 340c-26 0-50-6-71-18-22-12-38-28-51-48-12-21-18-44-18-70s6-50 18-71c13-20 29-36 51-48 21-12 45-18 72-18 21 0 40 4 57 11s32 17 44 31l-25 24c-20-21-45-32-75-32-19 0-37 4-53 13s-28 21-37 37c-9 15-14 34-14 53s5 37 14 52c9 16 21 28 37 37s34 13 53 13c30 0 55-11 75-32l25 24c-12 14-27 24-44 31-18 7-37 11-58 11zM6278 340zM6715 270h-141l-29 67h-40l121-267h37l121 267h-40zM6715 270zM6701 240l-57-131-57 131z">
            <text:p/>
          </draw:path>
          <draw:polygon draw:style-name="gr3" draw:text-style-name="P3" draw:layer="layout" svg:width="1.212cm" svg:height="0.052cm" svg:x="13.702cm" svg:y="12.93cm" svg:viewBox="0 0 1213 53" draw:points="0,0 1213,0 1213,53 0,53">
            <text:p/>
          </draw:polygon>
          <draw:polygon draw:style-name="gr3" draw:text-style-name="P3" draw:layer="layout" svg:width="1.212cm" svg:height="0.052cm" svg:x="5.071cm" svg:y="12.93cm" svg:viewBox="0 0 1213 53" draw:points="0,0 1213,0 1213,53 0,53">
            <text:p/>
          </draw:polygon>
          <draw:path draw:style-name="gr3" draw:text-style-name="P3" draw:layer="layout" svg:width="12.196cm" svg:height="3.036cm" svg:x="3.895cm" svg:y="8.302cm" svg:viewBox="0 0 12197 3037" svg:d="M5033 634c7-44 24-71 49-83 26-11 52-12 78-1 27 10 50 29 69 57s28 60 25 95c-8 36-16 83-25 142-9 58-16 124-23 198-6 74-11 152-15 235s-6 166-6 251c0 51 4 111 12 178 7 68 20 134 36 201 17 66 38 126 63 181 26 55 59 94 99 119 41 24 89 28 144 13 54-15 117-61 189-138 68-71 138-153 208-246s136-190 199-290c62-102 120-204 173-307 54-103 100-200 138-292 8-18 19-21 34-10 16 12 21 23 16 33-39 91-85 190-140 296-55 105-113 211-176 318-62 106-128 207-198 304-70 96-141 180-212 252-94 96-179 159-252 187-69 26-130 30-185 14-821 165-1679-327-2499-796-645-370-1264-725-1809-725-820 0-1308 906-733 1607-624-625-188-1694 733-1694 567 0 1197 361 1851 736 775 444 1583 907 2346 803-17-17-33-36-48-58-41-60-75-128-101-206-27-78-48-159-62-245-14-85-23-165-28-238-5-93-7-185-6-276 1-92 5-177 10-256s12-150 21-212c9-63 17-112 25-147zM5033 634zM6975 1615c1532-310 3078 1336 4431 1336 901 0 897-717 390-1327 588 587 587 1413-390 1413-1360 0-2911-1625-4397-1341 23 80 39 161 48 241 10 87 12 170 4 248-8 79-26 153-54 222s-66 129-114 180c-54 56-115 96-184 120-68 24-135 28-198 11-64-16-119-56-164-120-46-64-71-155-77-275-16-362 162-545 495-651-43-99-82-179-136-278-53-100-105-198-154-294-50-97-93-194-128-291-36-96-56-192-62-286-7-130 13-231 60-304 47-72 98-114 152-126 55-11 104 10 148 65 43 55 57 146 42 273-8 69-23 135-44 199-22 63-43 127-63 191 51 142 115 279 194 410 75 125 142 252 201 384zM6975 1615zM5216 0c36 0 65 12 90 36 24 24 36 59 36 105 0 41-13 74-40 99-27 26-58 38-94 38-38-2-70-17-95-44-26-26-38-61-38-105 0-45 14-79 42-99s61-30 99-30zM5216 0zM6549 752c13-59 28-114 46-166s29-108 34-166c8-61 7-110-2-145-9-36-21-58-36-65-15-8-31 0-48 24-16 25-30 67-40 128-13 64-14 129-4 195 11 66 27 131 50 195zM6549 752zM6805 1761c-329 89-497 216-489 562 3 120 27 206 74 258 48 52 101 74 161 67 60-8 118-45 176-111 57-66 96-157 116-271 15-87 19-176 10-268-9-91-20-155-48-237z">
            <text:p/>
          </draw:path>
          <draw:path draw:style-name="gr3" draw:text-style-name="P3" draw:layer="layout" svg:width="7.295cm" svg:height="4.447cm" svg:x="6.345cm" svg:y="6.933cm" svg:viewBox="0 0 7296 4448" svg:d="M86 4448c-56-255-86-520-86-793 0-171 12-340 34-505l42 24c-22 157-34 319-34 481 0 272 32 537 91 791zM86 4448zM259 2299c538-1348 1855-2299 3395-2299 1917 0 3488 1476 3642 3354l-46-25c-168-1797-1713-3205-3596-3205-1514 0-2810 910-3347 2202-16-9-32-18-48-27zM259 2299zM7255 4279c-10 57-21 113-33 169l-47-2c14-62 27-125 38-188 14 7 28 14 42 21z">
            <text:p/>
          </draw:path>
          <draw:path draw:style-name="gr3" draw:text-style-name="P3" draw:layer="layout" svg:width="9.842cm" svg:height="0.704cm" svg:x="5.071cm" svg:y="11.79cm" svg:viewBox="0 0 9843 705" svg:d="M75 698h-75v-655h75zM75 698zM611 119h-312v-76h437l-299 579h312v76h-439zM611 119zM1064 540l-73 158h-84l318-686 300 686h-82l-70-158-33-76-118-266-123 266zM1064 540zM2045 337c1 1 3 1 4 2 33 14 60 36 81 65 23 30 35 64 35 102 0 26-6 50-17 73-11 24-27 45-46 62-22 19-46 32-73 42-28 10-57 15-87 15h-244l1-655h193c56 0 109 14 150 53 17 16 31 34 40 56 10 21 15 44 15 66 0 28-7 54-20 78-9 16-19 30-32 41zM2045 337zM2432 332h234 45v77h-279v211h358v78h-434v-366zM2432 332zM2356 119v-76h434v76h-124-234zM2356 119zM3076 622h348v76h-424v-655h76zM3076 622zM3709 622h348v76h-424v-655h76zM3709 622zM4343 332h249 30v77h-279v211h358v78h-434v-366zM4343 332zM4267 119v-76h434v76h-109-249zM4267 119zM5597 365c30 17 55 38 74 66 18 26 27 55 27 86 0 28-6 53-19 76-13 25-32 45-54 62-49 35-105 50-165 50-30 0-60-4-89-13-27-8-53-21-77-38-37-27-63-62-72-108l-2-12 74-42 2 26c1 33 18 57 45 75 16 12 34 21 53 26 21 7 43 10 66 10 43 0 84-10 119-36 25-19 44-43 44-76 0-17-6-32-16-46-12-16-28-29-46-39-27-14-77-20-107-24-17-2-33-5-49-7-26-4-52-11-76-23-31-15-59-37-79-66-20-27-30-57-30-91 0-26 7-52 20-75 13-24 32-44 54-60 24-17 50-29 77-38 29-9 59-13 89-13 60 0 116 16 165 51 36 27 63 63 71 109l2 11-74 42-1-27c-1-14-5-26-12-38-8-15-19-27-32-36-17-13-35-21-54-27-21-6-43-9-65-9-23 0-44 3-66 9-19 6-37 14-53 27-14 9-26 21-34 36-7 12-11 25-11 38 0 19 8 35 18 49 13 17 30 31 49 41 12 6 26 10 40 12 20 4 41 6 62 9 11 2 22 3 33 5 18 2 36 6 54 11 15 4 31 9 45 17zM5597 365zM6192 704c-59 0-114-15-165-45s-91-71-121-122c-29-52-44-108-44-168 0-59 15-115 44-166 30-52 70-93 121-123s106-45 165-45c47 0 91 10 134 29 42 19 80 46 111 80l12 13-59 52-10-12c-24-28-53-49-85-64-33-15-67-22-103-22-45 0-88 11-127 34s-70 56-93 95c-23 40-34 83-34 129s11 90 34 129c23 41 54 72 93 95s82 35 127 35c39 0 75-9 109-25 35-17 64-41 89-70l10-14 60 48-11 13c-31 39-69 70-114 92s-93 32-143 32zM6192 704zM7050 409h-334v289h-76v-655h76v289h334v-289h76v655h-76zM7050 409zM7953 242l-258 369-262-371v458h-76v-698l338 478 334-478v698h-76zM7953 242zM8347 698h-76v-655h76zM8347 698zM8861 119v579h-77v-579h-246v-76h568v76zM8861 119zM9598 119v579h-77v-579h-246v-76h568v76zM9598 119zM1774 314h117c13 0 27-1 40-3 10-2 21-5 30-8 17-7 30-19 42-32 13-15 18-33 18-53 0-17-5-32-14-48-10-16-26-28-43-36-22-11-47-15-72-15h-118zM1774 314zM1774 390v232h168c27 0 54-5 78-17 21-11 39-25 52-44 11-16 17-35 17-55 0-22-7-41-20-58s-30-30-50-39c-33-15-72-19-108-19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5f_0" draw:display-name="Gradient_0" draw:style="linear" draw:start-color="#d4b390" draw:end-color="#9f7c56" draw:start-intensity="100%" draw:end-intensity="100%" draw:angle="7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opacity draw:name="Transparency_5f_0" draw:display-name="Transparency_0" draw:style="linear" draw:start="100%" draw:end="100%" draw:angle="7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23T10:32:37.610000000</dc:date>
    <meta:editing-duration>PT35S</meta:editing-duration>
    <meta:editing-cycles>1</meta:editing-cycles>
    <meta:document-statistic meta:object-count="11"/>
    <meta:generator>LibreOffice/7.3.5.2$Windows_X86_64 LibreOffice_project/184fe81b8c8c30d8b5082578aee2fed2ea847c01</meta:generator>
  </office:meta>
</office:document-meta>
</file>